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159.99mm" svg:height="89.99mm" svg:x="149.41mm" svg:y="5.25mm">
            <draw:object draw:notify-on-update-of-ranges="工作表1.B2:工作表1.B8 工作表1.C2:工作表1.C8 工作表1.B2:工作表1.B8 工作表1.D2:工作表1.D8 工作表1.B2:工作表1.B8 工作表1.E2:工作表1.E8 工作表1.B2:工作表1.B8 工作表1.F2:工作表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1.45mm" svg:y="103.33mm">
            <draw:object draw:notify-on-update-of-ranges="工作表1.B2:工作表1.B8 工作表1.C9:工作表1.C15 工作表1.B2:工作表1.B8 工作表1.D9:工作表1.D15 工作表1.B2:工作表1.B8 工作表1.E9:工作表1.E15 工作表1.B2:工作表1.B8 工作表1.F9:工作表1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4"/>
        <table:table-row table:style-name="ro1"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Input size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QS</text:p>
          </table:table-cell>
          <table:table-cell table:style-name="ce2" office:value-type="string" calcext:value-type="string">
            <text:p>HS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7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.326" calcext:value-type="float">
            <text:p>0.326</text:p>
          </table:table-cell>
          <table:table-cell office:value-type="float" office:value="2.805" calcext:value-type="float">
            <text:p>2.805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3.214" calcext:value-type="float">
            <text:p>3.214</text:p>
          </table:table-cell>
          <table:table-cell office:value-type="float" office:value="0.596" calcext:value-type="float">
            <text:p>0.59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10.415" calcext:value-type="float">
            <text:p>10.415</text:p>
          </table:table-cell>
          <table:table-cell office:value-type="float" office:value="1.321" calcext:value-type="float">
            <text:p>1.321</text:p>
          </table:table-cell>
          <table:table-cell office:value-type="float" office:value="0.592" calcext:value-type="float">
            <text:p>0.592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38.128" calcext:value-type="float">
            <text:p>38.128</text:p>
          </table:table-cell>
          <table:table-cell office:value-type="float" office:value="3.694" calcext:value-type="float">
            <text:p>3.694</text:p>
          </table:table-cell>
          <table:table-cell office:value-type="float" office:value="121.828" calcext:value-type="float">
            <text:p>121.828</text:p>
          </table:table-cell>
          <table:table-cell office:value-type="float" office:value="1.793" calcext:value-type="float">
            <text:p>1.793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140.473" calcext:value-type="float">
            <text:p>140.473</text:p>
          </table:table-cell>
          <table:table-cell office:value-type="float" office:value="5.321" calcext:value-type="float">
            <text:p>5.321</text:p>
          </table:table-cell>
          <table:table-cell office:value-type="float" office:value="2.796" calcext:value-type="float">
            <text:p>2.796</text:p>
          </table:table-cell>
          <table:table-cell office:value-type="float" office:value="3.317" calcext:value-type="float">
            <text:p>3.317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36792" calcext:value-type="float">
            <text:p>136792</text:p>
          </table:table-cell>
          <table:table-cell office:value-type="float" office:value="177.039" calcext:value-type="float">
            <text:p>177.039</text:p>
          </table:table-cell>
          <table:table-cell office:value-type="float" office:value="79.376" calcext:value-type="float">
            <text:p>79.376</text:p>
          </table:table-cell>
          <table:table-cell office:value-type="float" office:value="139.393" calcext:value-type="float">
            <text:p>139.393</text:p>
          </table:table-cell>
        </table:table-row>
        <table:table-row table:style-name="ro1">
          <table:table-cell table:style-name="ce3" office:value-type="float" office:value="2" calcext:value-type="float" table:number-columns-spanned="1" table:number-rows-spanned="7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8" calcext:value-type="float">
            <text:p>0.178</text:p>
          </table:table-cell>
          <table:table-cell office:value-type="float" office:value="0.907" calcext:value-type="float">
            <text:p>0.90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225" calcext:value-type="float">
            <text:p>0.225</text:p>
          </table:table-cell>
          <table:table-cell office:value-type="float" office:value="2.796" calcext:value-type="float">
            <text:p>2.79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.462" calcext:value-type="float">
            <text:p>0.462</text:p>
          </table:table-cell>
          <table:table-cell office:value-type="float" office:value="11.963" calcext:value-type="float">
            <text:p>11.963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0.029" calcext:value-type="float">
            <text:p>0.029</text:p>
          </table:table-cell>
          <table:table-cell office:value-type="float" office:value="1.384" calcext:value-type="float">
            <text:p>1.384</text:p>
          </table:table-cell>
          <table:table-cell office:value-type="float" office:value="38.076" calcext:value-type="float">
            <text:p>38.076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0.071" calcext:value-type="float">
            <text:p>0.071</text:p>
          </table:table-cell>
          <table:table-cell office:value-type="float" office:value="3.08" calcext:value-type="float">
            <text:p>3.08</text:p>
          </table:table-cell>
          <table:table-cell office:value-type="float" office:value="0.117" calcext:value-type="float">
            <text:p>0.117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0.073" calcext:value-type="float">
            <text:p>0.073</text:p>
          </table:table-cell>
          <table:table-cell office:value-type="float" office:value="3.354" calcext:value-type="float">
            <text:p>3.354</text:p>
          </table:table-cell>
          <table:table-cell office:value-type="float" office:value="551.602" calcext:value-type="float">
            <text:p>551.602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0.885" calcext:value-type="float">
            <text:p>0.885</text:p>
          </table:table-cell>
          <table:table-cell office:value-type="float" office:value="119.783" calcext:value-type="float">
            <text:p>119.783</text:p>
          </table:table-cell>
          <table:table-cell office:value-type="float" office:value="1.711" calcext:value-type="float">
            <text:p>1.711</text:p>
          </table:table-cell>
          <table:table-cell office:value-type="float" office:value="89.152" calcext:value-type="float">
            <text:p>89.152</text:p>
          </table:table-cell>
        </table:table-row>
        <table:table-row table:style-name="ro1">
          <table:table-cell table:style-name="ce3" office:value-type="float" office:value="3" calcext:value-type="float" table:number-columns-spanned="1" table:number-rows-spanned="7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173" calcext:value-type="float">
            <text:p>0.173</text:p>
          </table:table-cell>
          <table:table-cell office:value-type="float" office:value="0.795" calcext:value-type="float">
            <text:p>0.79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140.473" calcext:value-type="float">
            <text:p>140.473</text:p>
          </table:table-cell>
          <table:table-cell office:value-type="float" office:value="0.289" calcext:value-type="float">
            <text:p>0.289</text:p>
          </table:table-cell>
          <table:table-cell office:value-type="float" office:value="551.602" calcext:value-type="float">
            <text:p>551.602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3.214" calcext:value-type="float">
            <text:p>3.214</text:p>
          </table:table-cell>
          <table:table-cell office:value-type="float" office:value="0.596" calcext:value-type="float">
            <text:p>0.59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20.167" calcext:value-type="float">
            <text:p>20.167</text:p>
          </table:table-cell>
          <table:table-cell office:value-type="float" office:value="1.328" calcext:value-type="float">
            <text:p>1.328</text:p>
          </table:table-cell>
          <table:table-cell office:value-type="float" office:value="30.687" calcext:value-type="float">
            <text:p>30.687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38.128" calcext:value-type="float">
            <text:p>38.128</text:p>
          </table:table-cell>
          <table:table-cell office:value-type="float" office:value="3.694" calcext:value-type="float">
            <text:p>3.694</text:p>
          </table:table-cell>
          <table:table-cell office:value-type="float" office:value="121.828" calcext:value-type="float">
            <text:p>121.828</text:p>
          </table:table-cell>
          <table:table-cell office:value-type="float" office:value="1.793" calcext:value-type="float">
            <text:p>1.793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279.113" calcext:value-type="float">
            <text:p>279.113</text:p>
          </table:table-cell>
          <table:table-cell office:value-type="float" office:value="3.45" calcext:value-type="float">
            <text:p>3.45</text:p>
          </table:table-cell>
          <table:table-cell office:value-type="float" office:value="484.933" calcext:value-type="float">
            <text:p>484.93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273145" calcext:value-type="float">
            <text:p>273145</text:p>
          </table:table-cell>
          <table:table-cell office:value-type="float" office:value="114.521" calcext:value-type="float">
            <text:p>114.521</text:p>
          </table:table-cell>
          <table:table-cell office:value-type="float" office:value="139.543" calcext:value-type="float">
            <text:p>139.543</text:p>
          </table:table-cell>
          <table:table-cell office:value-type="float" office:value="85.255" calcext:value-type="float">
            <text:p>85.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00/00/00</text:date>, <text:time style:data-style-name="N2" text:time-value="15:38:50.663496852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1:23:38.346795661</meta:creation-date>
    <dc:date>2019-09-25T00:26:22.649345608</dc:date>
    <meta:editing-duration>PT1H28M27S</meta:editing-duration>
    <meta:editing-cycles>7</meta:editing-cycles>
    <meta:generator>LibreOffice/6.0.7.3$Linux_X86_64 LibreOffice_project/00m0$Build-3</meta:generator>
    <meta:document-statistic meta:table-count="1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Case 1</text:p>
        </chart:title>
        <chart:legend chart:legend-position="end" svg:x="14.18cm" svg:y="3.454cm" style:legend-expansion="high" chart:style-name="ch3"/>
        <chart:plot-area chart:style-name="ch4" table:cell-range-address="工作表1.B2:工作表1.F8" chart:data-source-has-labels="row" svg:x="1.331cm" svg:y="1.275cm" svg:width="12.529cm" svg:height="6.564cm">
          <chartooo:coordinate-region svg:x="2.508cm" svg:y="1.474cm" svg:width="10.517cm" svg:height="5.718cm"/>
          <chart:axis chart:dimension="x" chart:name="primary-x" chart:style-name="ch5">
            <chart:title svg:x="7.445cm" svg:y="8.019cm" chart:style-name="ch6">
              <text:p>n</text:p>
            </chart:title>
          </chart:axis>
          <chart:axis chart:dimension="y" chart:name="primary-y" chart:style-name="ch5">
            <chart:title svg:x="0.451cm" svg:y="5.659cm" chart:style-name="ch7">
              <text:p>CPU time (ms)</text:p>
            </chart:title>
            <chart:grid chart:style-name="ch8" chart:class="major"/>
          </chart:axis>
          <chart:series chart:style-name="ch9" chart:values-cell-range-address="工作表1.C2:工作表1.C8" loext:label-string="is" chart:class="chart:scatter">
            <chart:domain table:cell-range-address="工作表1.B2:工作表1.B8"/>
            <chart:data-point chart:repeated="7"/>
          </chart:series>
          <chart:series chart:style-name="ch10" chart:values-cell-range-address="工作表1.D2:工作表1.D8" loext:label-string="ms" chart:class="chart:scatter">
            <chart:data-point chart:repeated="7"/>
          </chart:series>
          <chart:series chart:style-name="ch11" chart:values-cell-range-address="工作表1.E2:工作表1.E8" loext:label-string="qs" chart:class="chart:scatter">
            <chart:data-point chart:repeated="7"/>
          </chart:series>
          <chart:series chart:style-name="ch12" chart:values-cell-range-address="工作表1.F2:工作表1.F8" loext:label-string="hs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2:工作表1.B8</svg:desc>
                </draw:g>
              </table:table-cell>
              <table:table-cell office:value-type="float" office:value="0.191">
                <text:p>0.191</text:p>
                <draw:g>
                  <svg:desc>工作表1.C2:工作表1.C8</svg:desc>
                </draw:g>
              </table:table-cell>
              <table:table-cell office:value-type="float" office:value="0.165">
                <text:p>0.165</text:p>
                <draw:g>
                  <svg:desc>工作表1.D2:工作表1.D8</svg:desc>
                </draw:g>
              </table:table-cell>
              <table:table-cell office:value-type="float" office:value="0.076">
                <text:p>0.076</text:p>
                <draw:g>
                  <svg:desc>工作表1.E2:工作表1.E8</svg:desc>
                </draw:g>
              </table:table-cell>
              <table:table-cell office:value-type="float" office:value="0.077">
                <text:p>0.077</text:p>
                <draw:g>
                  <svg:desc>工作表1.F2:工作表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33">
                <text:p>0.033</text:p>
              </table:table-cell>
              <table:table-cell office:value-type="float" office:value="0.326">
                <text:p>0.326</text:p>
              </table:table-cell>
              <table:table-cell office:value-type="float" office:value="2.805">
                <text:p>2.805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3.214">
                <text:p>3.214</text:p>
              </table:table-cell>
              <table:table-cell office:value-type="float" office:value="0.596">
                <text:p>0.596</text:p>
              </table:table-cell>
              <table:table-cell office:value-type="float" office:value="0.233">
                <text:p>0.233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0.415">
                <text:p>10.415</text:p>
              </table:table-cell>
              <table:table-cell office:value-type="float" office:value="1.321">
                <text:p>1.321</text:p>
              </table:table-cell>
              <table:table-cell office:value-type="float" office:value="0.592">
                <text:p>0.592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38.128">
                <text:p>38.128</text:p>
              </table:table-cell>
              <table:table-cell office:value-type="float" office:value="3.694">
                <text:p>3.694</text:p>
              </table:table-cell>
              <table:table-cell office:value-type="float" office:value="121.828">
                <text:p>121.828</text:p>
              </table:table-cell>
              <table:table-cell office:value-type="float" office:value="1.793">
                <text:p>1.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140.473">
                <text:p>140.473</text:p>
              </table:table-cell>
              <table:table-cell office:value-type="float" office:value="5.321">
                <text:p>5.321</text:p>
              </table:table-cell>
              <table:table-cell office:value-type="float" office:value="2.796">
                <text:p>2.796</text:p>
              </table:table-cell>
              <table:table-cell office:value-type="float" office:value="3.317">
                <text:p>3.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36792">
                <text:p>136792</text:p>
              </table:table-cell>
              <table:table-cell office:value-type="float" office:value="177.039">
                <text:p>177.039</text:p>
              </table:table-cell>
              <table:table-cell office:value-type="float" office:value="79.376">
                <text:p>79.376</text:p>
              </table:table-cell>
              <table:table-cell office:value-type="float" office:value="139.393">
                <text:p>139.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Case 2</text:p>
        </chart:title>
        <chart:legend chart:legend-position="end" svg:x="14.18cm" svg:y="3.454cm" style:legend-expansion="high" chart:style-name="ch3"/>
        <chart:plot-area chart:style-name="ch4" table:cell-range-address="工作表1.B2:工作表1.B8 工作表1.C9:工作表1.F15" chart:data-source-has-labels="row" svg:x="1.331cm" svg:y="1.275cm" svg:width="12.529cm" svg:height="6.564cm">
          <chartooo:coordinate-region svg:x="2.138cm" svg:y="1.474cm" svg:width="11.073cm" svg:height="5.718cm"/>
          <chart:axis chart:dimension="x" chart:name="primary-x" chart:style-name="ch5">
            <chart:title svg:x="7.445cm" svg:y="8.019cm" chart:style-name="ch6">
              <text:p>n</text:p>
            </chart:title>
          </chart:axis>
          <chart:axis chart:dimension="y" chart:name="primary-y" chart:style-name="ch5">
            <chart:title svg:x="0.451cm" svg:y="5.659cm" chart:style-name="ch7">
              <text:p>CPU time (ms)</text:p>
            </chart:title>
            <chart:grid chart:style-name="ch8" chart:class="major"/>
          </chart:axis>
          <chart:series chart:style-name="ch9" chart:values-cell-range-address="工作表1.C9:工作表1.C15" loext:label-string="is" chart:class="chart:scatter">
            <chart:domain table:cell-range-address="工作表1.B2:工作表1.B8"/>
            <chart:data-point chart:repeated="7"/>
          </chart:series>
          <chart:series chart:style-name="ch10" chart:values-cell-range-address="工作表1.D9:工作表1.D15" loext:label-string="ms" chart:class="chart:scatter">
            <chart:data-point chart:repeated="7"/>
          </chart:series>
          <chart:series chart:style-name="ch11" chart:values-cell-range-address="工作表1.E9:工作表1.E15" loext:label-string="qs" chart:class="chart:scatter">
            <chart:data-point chart:repeated="7"/>
          </chart:series>
          <chart:series chart:style-name="ch12" chart:values-cell-range-address="工作表1.F9:工作表1.F15" loext:label-string="hs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2:工作表1.B8</svg:desc>
                </draw:g>
              </table:table-cell>
              <table:table-cell office:value-type="float" office:value="0.032">
                <text:p>0.032</text:p>
                <draw:g>
                  <svg:desc>工作表1.C9:工作表1.C15</svg:desc>
                </draw:g>
              </table:table-cell>
              <table:table-cell office:value-type="float" office:value="0.178">
                <text:p>0.178</text:p>
                <draw:g>
                  <svg:desc>工作表1.D9:工作表1.D15</svg:desc>
                </draw:g>
              </table:table-cell>
              <table:table-cell office:value-type="float" office:value="0.907">
                <text:p>0.907</text:p>
                <draw:g>
                  <svg:desc>工作表1.E9:工作表1.E15</svg:desc>
                </draw:g>
              </table:table-cell>
              <table:table-cell office:value-type="float" office:value="0.094">
                <text:p>0.094</text:p>
                <draw:g>
                  <svg:desc>工作表1.F9:工作表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152">
                <text:p>1.152</text:p>
              </table:table-cell>
              <table:table-cell office:value-type="float" office:value="0.225">
                <text:p>0.225</text:p>
              </table:table-cell>
              <table:table-cell office:value-type="float" office:value="2.796">
                <text:p>2.7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026">
                <text:p>0.026</text:p>
              </table:table-cell>
              <table:table-cell office:value-type="float" office:value="0.462">
                <text:p>0.462</text:p>
              </table:table-cell>
              <table:table-cell office:value-type="float" office:value="11.963">
                <text:p>11.963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0.029">
                <text:p>0.029</text:p>
              </table:table-cell>
              <table:table-cell office:value-type="float" office:value="1.384">
                <text:p>1.384</text:p>
              </table:table-cell>
              <table:table-cell office:value-type="float" office:value="38.076">
                <text:p>38.076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0.071">
                <text:p>0.071</text:p>
              </table:table-cell>
              <table:table-cell office:value-type="float" office:value="3.08">
                <text:p>3.08</text:p>
              </table:table-cell>
              <table:table-cell office:value-type="float" office:value="0.117">
                <text:p>0.117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0.073">
                <text:p>0.073</text:p>
              </table:table-cell>
              <table:table-cell office:value-type="float" office:value="3.354">
                <text:p>3.354</text:p>
              </table:table-cell>
              <table:table-cell office:value-type="float" office:value="551.602">
                <text:p>551.602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885">
                <text:p>0.885</text:p>
              </table:table-cell>
              <table:table-cell office:value-type="float" office:value="119.783">
                <text:p>119.783</text:p>
              </table:table-cell>
              <table:table-cell office:value-type="float" office:value="1.711">
                <text:p>1.711</text:p>
              </table:table-cell>
              <table:table-cell office:value-type="float" office:value="89.152">
                <text:p>89.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